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Untertitel" style:master-page-name="MP0" style:family="paragraph">
      <style:paragraph-properties fo:break-before="page"/>
    </style:style>
    <style:style style:name="P2" style:parent-style-name="Untertitel" style:family="paragraph">
      <style:text-properties fo:font-weight="bold" style:font-weight-asian="bold" style:font-weight-complex="bold"/>
    </style:style>
    <style:style style:name="P3" style:parent-style-name="Textbody" style:family="paragraph">
      <style:paragraph-properties fo:text-align="center"/>
    </style:style>
    <style:style style:name="P4" style:parent-style-name="Textbody" style:family="paragraph">
      <style:paragraph-properties fo:text-align="center"/>
    </style:style>
    <style:style style:name="P5" style:parent-style-name="Textbody" style:family="paragraph">
      <style:paragraph-properties fo:text-align="center"/>
    </style:style>
    <style:style style:name="P6" style:parent-style-name="Textbody" style:family="paragraph">
      <style:paragraph-properties fo:text-align="center"/>
    </style:style>
    <style:style style:name="P7" style:parent-style-name="Textbody" style:family="paragraph">
      <style:paragraph-properties fo:text-align="center"/>
      <style:text-properties fo:font-weight="bold" style:font-weight-asian="bold" style:font-weight-complex="bold"/>
    </style:style>
    <style:style style:name="P8" style:parent-style-name="Textbody" style:family="paragraph">
      <style:paragraph-properties fo:text-align="center"/>
    </style:style>
    <style:style style:name="P9" style:parent-style-name="Textbody" style:family="paragraph">
      <style:paragraph-properties fo:text-align="center"/>
    </style:style>
    <style:style style:name="P10" style:parent-style-name="Textbody" style:family="paragraph">
      <style:paragraph-properties fo:text-align="center"/>
    </style:style>
    <style:style style:name="P11" style:parent-style-name="Textbody" style:family="paragraph">
      <style:paragraph-properties fo:text-align="center"/>
    </style:style>
    <style:style style:name="P12" style:parent-style-name="Textbody" style:family="paragraph">
      <style:paragraph-properties fo:text-align="center"/>
    </style:style>
    <style:style style:name="P13" style:parent-style-name="Textbody" style:family="paragraph">
      <style:paragraph-properties fo:text-align="center"/>
    </style:style>
    <style:style style:name="P14" style:parent-style-name="Textbody" style:family="paragraph">
      <style:paragraph-properties fo:text-align="center"/>
    </style:style>
    <style:style style:name="P15" style:parent-style-name="Überschrift1" style:family="paragraph">
      <style:paragraph-properties fo:break-before="page"/>
    </style:style>
    <style:style style:name="P16" style:parent-style-name="Überschrift1" style:family="paragraph">
      <style:paragraph-properties fo:break-before="page"/>
    </style:style>
    <style:style style:name="T17" style:parent-style-name="Absatz-Standardschriftart" style:family="text">
      <style:text-properties fo:font-size="18pt" style:font-size-asian="18pt" style:font-size-complex="18pt"/>
    </style:style>
    <style:style style:name="T18" style:parent-style-name="Absatz-Standardschriftart" style:family="text">
      <style:text-properties fo:font-size="18pt" style:font-size-asian="18pt" style:font-size-complex="18pt"/>
    </style:style>
    <style:style style:name="T19" style:parent-style-name="Absatz-Standardschriftart" style:family="text">
      <style:text-properties fo:font-size="18pt" style:font-size-asian="18pt" style:font-size-complex="18pt"/>
    </style:style>
    <style:style style:name="P20" style:parent-style-name="Überschrift1" style:family="paragraph">
      <style:paragraph-properties fo:break-before="page"/>
    </style:style>
    <style:style style:name="T21" style:parent-style-name="Absatz-Standardschriftart" style:family="text">
      <style:text-properties fo:font-size="18pt" style:font-size-asian="18pt" style:font-size-complex="18pt"/>
    </style:style>
    <style:style style:name="P22" style:parent-style-name="Überschrift1" style:family="paragraph">
      <style:paragraph-properties fo:break-before="page"/>
      <style:text-properties fo:language="it" fo:country="CH"/>
    </style:style>
    <style:style style:name="P23" style:parent-style-name="Textbody" style:family="paragraph">
      <style:text-properties fo:language="it" fo:country="CH"/>
    </style:style>
    <style:style style:name="P24" style:parent-style-name="Textbody" style:family="paragraph">
      <style:text-properties fo:language="it" fo:country="CH"/>
    </style:style>
  </office:automatic-styles>
  <office:body>
    <office:text text:use-soft-page-breaks="true">
      <text:p text:style-name="P1">Universität Bern</text:p>
      <text:p text:style-name="Untertitel">Institut für Informatik</text:p>
      <text:p text:style-name="Untertitel">Forschungsstelle Digitale Nachhaltigkeit</text:p>
      <text:p text:style-name="Textbody"/>
      <text:p text:style-name="Textbody"/>
      <text:p text:style-name="Textbody"/>
      <text:p text:style-name="P2">Vorlesung Digitale Nachhaltigkeit 2022</text:p>
      <text:p text:style-name="Textbody"/>
      <text:p text:style-name="Textbody"/>
      <text:p text:style-name="Textbody"/>
      <text:p text:style-name="Titel">Schriftliche Arbeit</text:p>
      <text:p text:style-name="P3"/>
      <text:p text:style-name="P4">von</text:p>
      <text:p text:style-name="P5"/>
      <text:p text:style-name="P6"/>
      <text:p text:style-name="P7">[Vorname Nachname]</text:p>
      <text:p text:style-name="P8">[Matrikelnummer]</text:p>
      <text:p text:style-name="P9">[Strasse]</text:p>
      <text:p text:style-name="P10">[PLZ Ort]</text:p>
      <text:p text:style-name="P11">[Emailadresse]</text:p>
      <text:p text:style-name="P12"/>
      <text:p text:style-name="P13"/>
      <text:p text:style-name="P14">[Datum]</text:p>
      <text:h text:style-name="P15" text:outline-level="1">Thema 1: [Bezeichnung]</text:h>
      <text:h text:style-name="Überschrift2" text:outline-level="2">Chancen</text:h>
      <text:p text:style-name="Textbody">[1500 – 1800 Zeichen mit Leerzeichen]</text:p>
      <text:p text:style-name="Textbody"/>
      <text:h text:style-name="Überschrift2" text:outline-level="2">Gefahren</text:h>
      <text:p text:style-name="Textbody">[1500 – 1800 Zeichen mit Leerzeichen]</text:p>
      <text:p text:style-name="Textbody"/>
      <text:h text:style-name="Überschrift2" text:outline-level="2">Neue Entwicklungen</text:h>
      <text:p text:style-name="Textbody">[1500 – 1800 Zeichen mit Leerzeichen]</text:p>
      <text:p text:style-name="Textbody"/>
      <text:h text:style-name="Überschrift2" text:outline-level="2">Persönliche Meinung</text:h>
      <text:p text:style-name="Textbody">[1500 – 1800 Zeichen mit Leerzeichen]</text:p>
      <text:p text:style-name="Textbody"/>
      <text:h text:style-name="P16" text:outline-level="1"><text:span text:style-name="T17">Thema</text:span><text:s/><text:span text:style-name="T18">2: [Bez</text:span><text:span text:style-name="T19">eichnung]</text:span></text:h>
      <text:h text:style-name="Überschrift2" text:outline-level="2">Chancen</text:h>
      <text:p text:style-name="Textbody">[1500 – 1800 Zeichen mit Leerzeichen]</text:p>
      <text:p text:style-name="Textbody"/>
      <text:h text:style-name="Überschrift2" text:outline-level="2">Gefahren</text:h>
      <text:p text:style-name="Textbody">[1500 – 1800 Zeichen mit Leerzeichen]</text:p>
      <text:p text:style-name="Textbody"/>
      <text:h text:style-name="Überschrift2" text:outline-level="2">Neue Entwicklungen</text:h>
      <text:p text:style-name="Textbody">[1500 – 1800 Zeichen mit Leerzeichen]</text:p>
      <text:p text:style-name="Textbody"/>
      <text:h text:style-name="Überschrift2" text:outline-level="2">Persönliche Meinung</text:h>
      <text:p text:style-name="Textbody">[1500 – 1800 Zeichen mit Leerzeichen]</text:p>
      <text:p text:style-name="Textbody"/>
      <text:h text:style-name="P20" text:outline-level="1">Thema<text:s/><text:span text:style-name="T21">3:</text:span><text:s/>[Bezeichnung]</text:h>
      <text:h text:style-name="Überschrift2" text:outline-level="2">Chancen</text:h>
      <text:p text:style-name="Textbody">[1500 – 1800 Zeichen mit Leerzeichen]</text:p>
      <text:p text:style-name="Textbody"/>
      <text:h text:style-name="Überschrift2" text:outline-level="2">Gefahren</text:h>
      <text:p text:style-name="Textbody">[1500 – 1800 Zeichen mit Leerzeichen]</text:p>
      <text:p text:style-name="Textbody"/>
      <text:h text:style-name="Überschrift2" text:outline-level="2">Neue Entwicklungen</text:h>
      <text:p text:style-name="Textbody">[1500 – 1800 Zeichen mit Leerzeichen]</text:p>
      <text:p text:style-name="Textbody"/>
      <text:h text:style-name="Überschrift2" text:outline-level="2">Persönliche Meinung</text:h>
      <text:p text:style-name="Textbody">[1500 – 1800 Zeichen mit Leerzeichen]</text:p>
      <text:p text:style-name="Textbody"/>
      <text:h text:style-name="P22" text:outline-level="1">Referenzen</text:h>
      <text:p text:style-name="P23">[Quelle A]</text:p>
      <text:p text:style-name="P24">[Quelle<text:s/>B]</text:p>
      <text:p text:style-name="Textbody">[Quelle C]</text:p>
      <text:p text:style-name="Textbody">[Hinweis: Zotero verwenden<text:s/><text:a xlink:href="https://www.zotero.org/" office:target-frame-name="_top" xlink:show="replace">https://www.zotero.org</text:a><text:s/>]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CH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972in" fo:line-height="115%"/>
      <style:text-properties fo:font-size="10pt" style:font-size-asian="10pt" fo:hyphenate="true"/>
    </style:style>
    <style:style style:name="Untertitel" style:display-name="Untertitel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ußzeile" style:display-name="Fußzeile" style:family="paragraph" style:parent-style-name="HeaderandFooter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ußzeile"><text:tab/><text:page-number text:fixed="false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oel Fimian</dc:creator>
    <meta:creation-date>2022-12-09T09:09:00Z</meta:creation-date>
    <dc:date>2022-12-09T09:10:00Z</dc:date>
    <meta:template xlink:href="Normal.dotm" xlink:type="simple"/>
    <meta:editing-cycles>5</meta:editing-cycles>
    <meta:editing-duration>PT0S</meta:editing-duration>
    <meta:document-statistic meta:page-count="1" meta:paragraph-count="2" meta:word-count="147" meta:character-count="1075" meta:row-count="7" meta:non-whitespace-character-count="930"/>
  </office:meta>
</office:document-meta>
</file>